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6" style:family="paragraph" style:parent-style-name="Standard">
      <style:paragraph-properties fo:margin-top="0.212cm" fo:margin-bottom="0cm"/>
    </style:style>
    <style:style style:name="P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8" style:family="paragraph" style:parent-style-name="Text_20_body">
      <style:paragraph-properties fo:text-align="center" style:justify-single-word="false" style:snap-to-layout-grid="false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P10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1" style:family="paragraph" style:parent-style-name="Standard" style:master-page-name="Première_20_de_20_Couverture">
      <style:paragraph-properties style:page-number="1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7"><text:text-input text:description="">Rapport Technique</text:text-input></text:p><text:p text:style-name="P6"><text:bookmark-start text:name="Service_émetteur"/><text:text-input text:description="Service_émetteur">Version: 1
Date: 18/05</text:text-input><text:bookmark-end text:name="Service_émetteur"/></text:p><text:p text:style-name="P6"><text:text-input text:description="Service_émetteur">Semestre 2 - Projet de développement</text:text-input></text:p><text:p text:style-name="P6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4">Projet 22</text:p><text:p text:style-name="P4"/><text:p text:style-name="P4"><text:bookmark-start text:name="Téléphone"/><text:text-input text:description="Téléphone">KY Hamed Brahane
GUERY Julien
MAHE Yann
</text:text-input><text:bookmark-end text:name="Téléphone"/></text:p><text:p text:style-name="Standard"><text:text-input text:description=""/></text:p><text:p text:style-name="Standard"><text:text-input text:description=""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><text:soft-page-break/></text:h>
      <text:p text:style-name="P9"><text:s/></text:p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  <text:p text:style-name="P10">Résumé<text:tab/>2</text:p>
          <text:p text:style-name="P10">1. Introduction<text:tab/>4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<text:s/>Introduction</text:h>
      <text:p text:style-name="Text_20_body"/>
      <text:p text:style-name="Text_20_body">Ce document constitue la première version du rapport technique du projet de développement S2 intitulé <text:span text:style-name="T1"><text:s/>Développement d'un clone libre de Dropbox.</text:span></text:p>
      <text:p text:style-name="Text_20_body"><text:span text:style-name="T1">Dropbox</text:span><text:span text:style-name="T2"> est un service de stockage et de partage de fichiers en ligne proposé par l'entreprise </text:span><text:span text:style-name="T1">DropBox Inc.</text:span><text:span text:style-name="T2"> Il permet de synchroniser automatiquement avec un serveur distant des répertoires choisis sur plusieurs machines utilisateurs. Le serveur distant qui stocke les fichiers est un serveur appartenant à DropBox Inc. Les fichiers deviennent donc accessibles par le web via n'importe quel navigateur internet, mais aussi en utilisant une application cliente multi-système d'exploitation (Linux, Mac OS, Microsoft Windows, iOS …).</text:span></text:p>
      <text:p text:style-name="P9">Les intérêts d'une telle application sont évidents : la synchronisation automatique de ses répertoires avec un serveur distant protège les données quasiment en temps réel, et elle permet de travailler à partir de plusieurs machines sur les mêmes fichiers de manière complètement transparente (sans avoir <text:s/>besoin de se connecter à un serveur pour accéder à des documents).</text:p>
      <text:p text:style-name="P9">Un des gros inconvénients de Dropbox est qu'il impose d'avoir une totale confiance dans le gestionnaire du serveur central qui stocke les fichiers. Ce serveur, hébergé par Dropbox Inc, pourrait à tout moment accéder à vos données confidentielles. De plus, le logiciel est propriétaire et devient payant au delà de 2 Go d'espace de stockage. Le logiciel souffre d'autres défauts, en particulier le fait qu'il ne soit pas possible de configurer et personnaliser très précisément les répertoires à partager.</text:p>
      <text:p text:style-name="P9">C'est dans ce soucis de remédier à ces quelques défauts que s'inscrit ce projet : <text:span text:style-name="T3">concevoir et réaliser un logiciel capable de mimer les fonctionnalités de Dropbox</text:span> à ceci près que qu'il utilisera un serveur local, et aura donc l'avantage de la confidentialité des données synchronisées et d'un déploiement sur le réseau local.</text:p>
      <text:p text:style-name="Text_20_body"/>
      <text:p text:style-name="Text_20_body">Le document qui suit revient sur le travail réalisé au 18/05 <text:s/>pour répondre à la problématique de notre client Matthieu Arzel : <text:s/>dans un premier temps blablabla</text:p>
      <text:p text:style-name="Text_20_body"/>
      <text:p text:style-name="Text_20_body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4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5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4</text:page-number>/<text:page-count>7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4</text:page-number>/<text:page-count>7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58</meta:editing-cycles>
    <meta:editing-duration>P1DT6H27M19S</meta:editing-duration>
    <meta:initial-creator>pierrick moi</meta:initial-creator>
    <dc:date>2011-05-15T15:42:50</dc:date>
    <meta:document-statistic meta:table-count="3" meta:image-count="4" meta:object-count="0" meta:page-count="7" meta:paragraph-count="22" meta:word-count="365" meta:character-count="2348"/>
    <meta:user-defined meta:name="Info 1"/>
    <meta:user-defined meta:name="Info 2"/>
    <meta:user-defined meta:name="Info 3"/>
    <meta:user-defined meta:name="Info 4"/>
  </office:meta>
</office:document-meta>
</file>